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03in" table:align="left"/>
    </style:style>
    <style:style style:name="Tabla1.A" style:family="table-column">
      <style:table-column-properties style:column-width="3.3458in"/>
    </style:style>
    <style:style style:name="Tabla1.B" style:family="table-column">
      <style:table-column-properties style:column-width="3.3444in"/>
    </style:style>
    <style:style style:name="Tabla1.A1" style:family="table-cell">
      <style:table-cell-properties fo:background-color="#e6e6ff" fo:padding="0.0382in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6e6ff" fo:padding="0.0382in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6e6ff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5.3701in"/>
    </style:style>
    <style:style style:name="Tabla2.1" style:family="table-row">
      <style:table-row-properties style:min-row-height="5.0313in"/>
    </style:style>
    <style:style style:name="Tabla2.A1" style:family="table-cell">
      <style:table-cell-properties fo:padding="0.0382in" fo:border="none"/>
    </style:style>
    <style:style style:name="Tabla4" style:family="table">
      <style:table-properties style:width="5.2938in" table:align="margins"/>
    </style:style>
    <style:style style:name="Tabla4.A" style:family="table-column">
      <style:table-column-properties style:column-width="2.5in" style:rel-column-width="30949*"/>
    </style:style>
    <style:style style:name="Tabla4.B" style:family="table-column">
      <style:table-column-properties style:column-width="1.0292in" style:rel-column-width="12740*"/>
    </style:style>
    <style:style style:name="Tabla4.C" style:family="table-column">
      <style:table-column-properties style:column-width="1.7646in" style:rel-column-width="21846*"/>
    </style:style>
    <style:style style:name="Tabla4.A1" style:family="table-cell">
      <style:table-cell-properties fo:background-color="#cccccc" fo:padding="0.0382in" fo:border="none">
        <style:background-image/>
      </style:table-cell-properties>
    </style:style>
    <style:style style:name="Tabla4.A2" style:family="table-cell">
      <style:table-cell-properties fo:padding="0.0382in" fo:border="none"/>
    </style:style>
    <style:style style:name="Tabla4.B2" style:family="table-cell">
      <style:table-cell-properties fo:background-color="transparent" fo:padding="0.0382in" fo:border="none">
        <style:background-image/>
      </style:table-cell-properties>
    </style:style>
    <style:style style:name="Tabla4.C2" style:family="table-cell">
      <style:table-cell-properties fo:padding="0.0382in" fo:border="none"/>
    </style:style>
    <style:style style:name="Tabla5" style:family="table">
      <style:table-properties style:width="5.2938in" table:align="margins"/>
    </style:style>
    <style:style style:name="Tabla5.A" style:family="table-column">
      <style:table-column-properties style:column-width="5.2938in" style:rel-column-width="65535*"/>
    </style:style>
    <style:style style:name="Tabla5.A1" style:family="table-cell">
      <style:table-cell-properties fo:padding="0.0382in" fo:border="none"/>
    </style:style>
    <style:style style:name="Tabla6" style:family="table">
      <style:table-properties style:width="5.2938in" table:align="margins"/>
    </style:style>
    <style:style style:name="Tabla6.A" style:family="table-column">
      <style:table-column-properties style:column-width="0.8299in" style:rel-column-width="10273*"/>
    </style:style>
    <style:style style:name="Tabla6.B" style:family="table-column">
      <style:table-column-properties style:column-width="0.209in" style:rel-column-width="2587*"/>
    </style:style>
    <style:style style:name="Tabla6.C" style:family="table-column">
      <style:table-column-properties style:column-width="4.2549in" style:rel-column-width="52675*"/>
    </style:style>
    <style:style style:name="Tabla6.A1" style:family="table-cell">
      <style:table-cell-properties fo:background-color="#e6e6e6" fo:padding="0.0382in" fo:border="none">
        <style:background-image/>
      </style:table-cell-properties>
    </style:style>
    <style:style style:name="Tabla6.B1" style:family="table-cell">
      <style:table-cell-properties style:vertical-align="" fo:background-color="#e6e6e6" fo:padding="0.0382in" fo:border="none">
        <style:background-image/>
      </style:table-cell-properties>
    </style:style>
    <style:style style:name="Tabla8" style:family="table">
      <style:table-properties style:width="5.2938in" table:align="margins"/>
    </style:style>
    <style:style style:name="Tabla8.A" style:family="table-column">
      <style:table-column-properties style:column-width="1.3236in" style:rel-column-width="16383*"/>
    </style:style>
    <style:style style:name="Tabla8.C" style:family="table-column">
      <style:table-column-properties style:column-width="2.6472in" style:rel-column-width="32769*"/>
    </style:style>
    <style:style style:name="Tab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8.C1" style:family="table-cell">
      <style:table-cell-properties fo:padding="0.0382in" fo:border="0.05pt solid #000000"/>
    </style:style>
    <style:style style:name="Tabla7" style:family="table">
      <style:table-properties style:width="5.2938in" table:align="margins"/>
    </style:style>
    <style:style style:name="Tabla7.A" style:family="table-column">
      <style:table-column-properties style:column-width="1.3236in" style:rel-column-width="16383*"/>
    </style:style>
    <style:style style:name="Tabla7.D" style:family="table-column">
      <style:table-column-properties style:column-width="1.3236in" style:rel-column-width="16386*"/>
    </style:style>
    <style:style style:name="Tab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7.D1" style:family="table-cell">
      <style:table-cell-properties fo:padding="0.0382in" fo:border="0.0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4.8785in"/>
    </style:style>
    <style:style style:name="Tabla3.B" style:family="table-column">
      <style:table-column-properties style:column-width="1.8118in"/>
    </style:style>
    <style:style style:name="Tab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3.B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80"/>
    </style:style>
    <style:style style:name="P2" style:family="paragraph" style:parent-style-name="Table_20_Contents">
      <style:paragraph-properties fo:text-align="start" style:justify-single-word="false"/>
      <style:text-properties fo:color="#000080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start" style:justify-single-word="false"/>
      <style:text-properties fo:color="#000000" officeooo:paragraph-rsid="00124ff3"/>
    </style:style>
    <style:style style:name="P5" style:family="paragraph" style:parent-style-name="Table_20_Contents">
      <style:paragraph-properties fo:text-align="start" style:justify-single-word="false"/>
      <style:text-properties fo:color="#000000" officeooo:paragraph-rsid="00129025"/>
    </style:style>
    <style:style style:name="P6" style:family="paragraph" style:parent-style-name="Table_20_Contents">
      <style:paragraph-properties fo:text-align="start" style:justify-single-word="false"/>
      <style:text-properties fo:color="#000000" officeooo:paragraph-rsid="0026aeba"/>
    </style:style>
    <style:style style:name="P7" style:family="paragraph" style:parent-style-name="Table_20_Contents">
      <style:paragraph-properties fo:text-align="start" style:justify-single-word="false"/>
      <style:text-properties fo:color="#000000" officeooo:paragraph-rsid="002b4a9f"/>
    </style:style>
    <style:style style:name="P8" style:family="paragraph" style:parent-style-name="Table_20_Contents">
      <style:paragraph-properties fo:text-align="start" style:justify-single-word="false"/>
      <style:text-properties fo:color="#000000" officeooo:paragraph-rsid="002d9cc2"/>
    </style:style>
    <style:style style:name="P9" style:family="paragraph" style:parent-style-name="Table_20_Contents">
      <style:paragraph-properties fo:text-align="start" style:justify-single-word="false"/>
      <style:text-properties fo:color="#000000" officeooo:paragraph-rsid="0034cb49"/>
    </style:style>
    <style:style style:name="P10" style:family="paragraph" style:parent-style-name="Table_20_Contents">
      <style:paragraph-properties fo:text-align="start" style:justify-single-word="false"/>
      <style:text-properties fo:color="#000000" officeooo:paragraph-rsid="003d018a"/>
    </style:style>
    <style:style style:name="P11" style:family="paragraph" style:parent-style-name="Table_20_Contents">
      <style:paragraph-properties fo:text-align="start" style:justify-single-word="false"/>
      <style:text-properties fo:color="#000000" officeooo:paragraph-rsid="004337a6"/>
    </style:style>
    <style:style style:name="P12" style:family="paragraph" style:parent-style-name="Table_20_Contents">
      <style:paragraph-properties fo:text-align="start" style:justify-single-word="false"/>
      <style:text-properties fo:color="#000000" officeooo:paragraph-rsid="00492904"/>
    </style:style>
    <style:style style:name="P13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fo:font-weight="bold" officeooo:paragraph-rsid="00124ff3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officeooo:rsid="00129025" officeooo:paragraph-rsid="00129025"/>
    </style:style>
    <style:style style:name="P17" style:family="paragraph" style:parent-style-name="Table_20_Contents">
      <style:paragraph-properties fo:text-align="center" style:justify-single-word="false"/>
      <style:text-properties fo:color="#000000" fo:font-size="10pt" officeooo:rsid="00183cd5" officeooo:paragraph-rsid="00183cd5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color="#000000" fo:font-size="12pt" fo:font-weight="bold" officeooo:paragraph-rsid="00492904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officeooo:paragraph-rsid="00124ff3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color="#ff0000"/>
    </style:style>
    <style:style style:name="P22" style:family="paragraph" style:parent-style-name="Table_20_Contents">
      <style:paragraph-properties fo:text-align="start" style:justify-single-word="false"/>
      <style:text-properties fo:color="#ff0000" officeooo:paragraph-rsid="0026aeba"/>
    </style:style>
    <style:style style:name="P23" style:family="paragraph" style:parent-style-name="Table_20_Contents">
      <style:paragraph-properties fo:text-align="start" style:justify-single-word="false"/>
      <style:text-properties fo:color="#ff0000" officeooo:paragraph-rsid="002d9cc2"/>
    </style:style>
    <style:style style:name="P24" style:family="paragraph" style:parent-style-name="Table_20_Contents">
      <style:paragraph-properties fo:text-align="start" style:justify-single-word="false"/>
      <style:text-properties fo:color="#ff0000" officeooo:paragraph-rsid="00492904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paragraph-properties fo:text-align="start" style:justify-single-word="false"/>
      <style:text-properties fo:color="#000000" officeooo:paragraph-rsid="00492904"/>
    </style:style>
    <style:style style:name="P27" style:family="paragraph" style:parent-style-name="Standard">
      <style:paragraph-properties fo:text-align="start" style:justify-single-word="false"/>
      <style:text-properties fo:color="#ff0000" officeooo:paragraph-rsid="00492904"/>
    </style:style>
    <style:style style:name="P2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fo:background-color="transparent"/>
    </style:style>
    <style:style style:name="P30" style:family="paragraph" style:parent-style-name="Table_20_Contents">
      <style:paragraph-properties fo:text-align="start" style:justify-single-word="false"/>
      <style:text-properties fo:color="#000000" fo:font-weight="bold" officeooo:paragraph-rsid="004337a6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000000" fo:font-weight="bold" officeooo:paragraph-rsid="0034cb4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fo:font-weight="bold" officeooo:paragraph-rsid="002c3257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fo:font-weight="bold" officeooo:rsid="0019feda" officeooo:paragraph-rsid="0026aeba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000000" officeooo:paragraph-rsid="0026aeba"/>
    </style:style>
    <style:style style:name="P35" style:family="paragraph" style:parent-style-name="Table_20_Contents">
      <style:paragraph-properties fo:text-align="start" style:justify-single-word="false"/>
      <style:text-properties fo:color="#000000" officeooo:paragraph-rsid="0034cb49"/>
    </style:style>
    <style:style style:name="P36" style:family="paragraph" style:parent-style-name="Table_20_Contents">
      <style:paragraph-properties fo:text-align="start" style:justify-single-word="false"/>
      <style:text-properties fo:color="#000000" fo:font-size="12pt" fo:font-weight="bold" officeooo:rsid="00492904" officeooo:paragraph-rsid="004ab1e4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ff0000" officeooo:rsid="002775ec" officeooo:paragraph-rsid="002775ec"/>
    </style:style>
    <style:style style:name="P38" style:family="paragraph" style:parent-style-name="Table_20_Contents">
      <style:paragraph-properties fo:text-align="start" style:justify-single-word="false"/>
      <style:text-properties officeooo:rsid="00492904" officeooo:paragraph-rsid="00492904"/>
    </style:style>
    <style:style style:name="P39" style:family="paragraph" style:parent-style-name="Table_20_Contents">
      <style:paragraph-properties fo:text-align="start" style:justify-single-word="false"/>
      <style:text-properties fo:font-weight="bold" officeooo:rsid="004793f0" officeooo:paragraph-rsid="004ab1e4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officeooo:rsid="002775ec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officeooo:rsid="004ab1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prescription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0"><text:span text:style-name="T6">Prescription ID :</text:span> <text:placeholder text:placeholder-type="text">&lt;prescription.prescription_id or ''&gt;</text:placeholder></text:p>
            <text:p text:style-name="P29">Prescription date : <text:placeholder text:placeholder-type="text">&lt;prescription.prescription_date or ''&gt;</text:placeholder></text:p>
          </table:table-cell>
          <table:table-cell table:style-name="Tabla1.B1" office:value-type="string">
            <text:p text:style-name="P20"><text:span text:style-name="T6">Patient :</text:span><text:span text:style-name="T8"> </text:span><text:span text:style-name="T8"><text:placeholder text:placeholder-type="text">&lt;prescription.patient.lastname or ''&gt;</text:placeholder></text:span><text:span text:style-name="T8">,</text:span><text:span text:style-name="T8"><text:placeholder text:placeholder-type="text">&lt;prescription.patient.name.name or ''&gt;</text:placeholder></text:span></text:p>
            <text:p text:style-name="P20">Age : <text:placeholder text:placeholder-type="text">&lt;prescription.patient.age or ''&gt;</text:placeholder></text:p>
            <text:p text:style-name="P20">DoB : <text:placeholder text:placeholder-type="text">&lt;prescription.patient.dob or ''&gt;</text:placeholder></text:p>
            <text:p text:style-name="P1"><text:span text:style-name="T3">Insurance</text:span><text:span text:style-name="T3"> :</text:span><text:span text:style-name="T2"><text:placeholder text:placeholder-type="text">&lt;if test="prescription.patient.current_insurance"&gt;</text:placeholder></text:span></text:p>
            <text:p text:style-name="P13"/>
            <text:p text:style-name="P1"><text:span text:style-name="T2"><text:s/></text:span><text:span text:style-name="T2"><text:placeholder text:placeholder-type="text">&lt;prescription.patient.current_insurance.company.name or ''&gt;</text:placeholder></text:span></text:p>
            <text:p text:style-name="P13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30"><text:s/>Prescribing Doctor </text:p>
            <text:p text:style-name="P11"><text:span text:style-name="T6"><text:s/></text:span><text:span text:style-name="T9"><text:placeholder text:placeholder-type="text">&lt;prescription.doctor.name.name or ''&gt;</text:placeholder></text:span><text:span text:style-name="T9"> </text:span><text:span text:style-name="T9"><text:placeholder text:placeholder-type="text">&lt;prescription.doctor.name.lastname or ''&gt;</text:placeholder></text:span></text:p>
          </table:table-cell>
          <table:table-cell table:style-name="Tabla1.B2" office:value-type="string">
            <text:p text:style-name="P13">Patient Contact Information</text:p>
            <text:p text:style-name="P2"><text:span text:style-name="T1">SSN : </text:span><text:span text:style-name="T1"><text:placeholder text:placeholder-type="text">&lt;prescription.patient.name.ref or ''&gt;</text:placeholder></text:span></text:p>
            <text:p text:style-name="P2"><text:span text:style-name="T1">Address : </text:span><text:span text:style-name="T1"><text:placeholder text:placeholder-type="text">&lt;prescription.patient.current_address.street or ''&gt;</text:placeholder></text:span></text:p>
            <text:p text:style-name="P15">Tel : <text:placeholder text:placeholder-type="text">&lt;prescription.patient.name.phone or ''&gt;</text:placeholder></text:p>
            <text:p text:style-name="P15">email : <text:placeholder text:placeholder-type="text">&lt;prescription.patient.name.email or ''&gt;</text:placeholder></text:p>
          </table:table-cell>
        </table:table-row>
      </table:table>
      <text:p text:style-name="Standard"/>
      <text:p text:style-name="Standard"><text:placeholder text:placeholder-type="text">&lt;for each="lines in prescription.prescription_line"&gt;</text:placeholder></text:p>
      <text:p text:style-name="Standard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0"><text:span text:style-name="T6">Qty</text:span> : <text:placeholder text:placeholder-type="text">&lt;lines.quantity or ''&gt;</text:placeholder></text:p>
            <text:p text:style-name="P20"><text:placeholder text:placeholder-type="text">&lt;if test="lines.start_treatment"&gt;</text:placeholder></text:p>
            <text:p text:style-name="P20"><text:span text:style-name="T6">Start</text:span> :<text:placeholder text:placeholder-type="text">&lt;formatLang(lines.start_treatment.strftime('%Y-%m-%d'), user.language, date=True)&gt;</text:placeholder></text:p>
            <text:p text:style-name="P20"><text:placeholder text:placeholder-type="text">&lt;/if&gt;</text:placeholder></text:p>
            <text:p text:style-name="P20"><text:placeholder text:placeholder-type="text">&lt;if test="lines.start_treatment"&gt;</text:placeholder></text:p>
            <text:p text:style-name="P20"><text:span text:style-name="T6">End</text:span> :<text:placeholder text:placeholder-type="text">&lt;formatLang(lines.end_treatment.strftime('%Y-%m-%d'), user.language, date=True)&gt;</text:placeholder></text:p>
            <text:p text:style-name="P20"><text:placeholder text:placeholder-type="text">&lt;/if&gt;</text:placeholder></text:p>
            <text:p text:style-name="P20"><text:span text:style-name="T6">Refills</text:span> : <text:placeholder text:placeholder-type="text">&lt;lines.refills or ''&gt;</text:placeholder></text:p>
            <text:p text:style-name="P25"><text:placeholder text:placeholder-type="text">&lt;if test="lines.allow_substitution"&gt;</text:placeholder></text:p>
            <text:p text:style-name="P28">Substitution Allowed</text:p>
            <text:p text:style-name="P25"><text:placeholder text:placeholder-type="text">&lt;/if&gt;</text:placeholder></text:p>
            <text:p text:style-name="P25"><text:span text:style-name="T6">Review</text:span> :</text:p>
            <text:p text:style-name="P25"><text:placeholder text:placeholder-type="text">&lt;if test="lines.review"&gt;</text:placeholder></text:p>
            <text:p text:style-name="P25"><text:s/><text:placeholder text:placeholder-type="text">&lt;formatLang(lines.review.strftime('%Y-%m-%d'), user.language, date=True) or ''&gt;</text:placeholder><text:soft-page-break/></text:p>
            <text:p text:style-name="P25"><text:placeholder text:placeholder-type="text">&lt;/if&gt;</text:placeholder></text:p>
            <text:p text:style-name="P20"/>
          </table:table-cell>
          <table:table-cell table:style-name="Tabla2.A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>
                <table:table-cell table:style-name="Tabla4.A1" office:value-type="string">
                  <text:p text:style-name="P17">Medicament</text:p>
                </table:table-cell>
                <table:table-cell table:style-name="Tabla4.A1" office:value-type="string">
                  <text:p text:style-name="P17">Dose</text:p>
                </table:table-cell>
                <table:table-cell table:style-name="Tabla4.A1" office:value-type="string">
                  <text:p text:style-name="P17">Unit</text:p>
                </table:table-cell>
              </table:table-row>
              <table:table-row>
                <table:table-cell table:style-name="Tabla4.A2" office:value-type="string">
                  <text:p text:style-name="P14"><text:placeholder text:placeholder-type="text">&lt;if test="lines.medicament"&gt;</text:placeholder></text:p>
                  <text:p text:style-name="P4"><text:span text:style-name="T6"><text:placeholder text:placeholder-type="text">&lt;lines.medicament.name.name&gt;</text:placeholder></text:span> </text:p>
                  <text:p text:style-name="P14"><text:placeholder text:placeholder-type="text">&lt;/if&gt;</text:placeholder></text:p>
                  <text:p text:style-name="P4"/>
                </table:table-cell>
                <table:table-cell table:style-name="Tabla4.B2" office:value-type="string">
                  <text:p text:style-name="P19"><text:placeholder text:placeholder-type="text">&lt;lines.dose or ''&gt;</text:placeholder></text:p>
                </table:table-cell>
                <table:table-cell table:style-name="Tabla4.C2" office:value-type="string">
                  <text:p text:style-name="P4"><text:placeholder text:placeholder-type="text">&lt;if test="lines.dose_unit"&gt;</text:placeholder></text:p>
                  <text:p text:style-name="P4"><text:placeholder text:placeholder-type="text">&lt; lines.dose_unit.name&gt;</text:placeholder></text:p>
                  <text:p text:style-name="P4"><text:placeholder text:placeholder-type="text">&lt;/if&gt;</text:placeholder></text:p>
                </table:table-cell>
              </table:table-row>
            </table:table>
            <text:p text:style-name="P14"/>
            <text:p text:style-name="P4"><text:s/></text:p>
            <table:table table:name="Tabla5" table:style-name="Tabla5">
              <table:table-column table:style-name="Tabla5.A"/>
              <table:table-row>
                <table:table-cell table:style-name="Tabla5.A1" office:value-type="string">
                  <text:p text:style-name="P5"><text:placeholder text:placeholder-type="text">&lt;if test="lines.form"&gt;</text:placeholder> </text:p>
                  <text:p text:style-name="P5"><text:span text:style-name="T6">Form</text:span> :<text:placeholder text:placeholder-type="text">&lt;lines.form.name&gt;</text:placeholder></text:p>
                  <text:p text:style-name="P5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6"><text:placeholder text:placeholder-type="text">&lt;if test="lines.route"&gt;</text:placeholder></text:p>
                  <text:p text:style-name="P22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6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5"><text:placeholder text:placeholder-type="text">&lt;if test="lines.indication"&gt;</text:placeholder></text:p>
                  <text:p text:style-name="P5"><text:span text:style-name="T6">Indication</text:span> :<text:placeholder text:placeholder-type="text">&lt;lines.indication.name&gt;</text:placeholder></text:p>
                  <text:p text:style-name="P16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5"><text:span text:style-name="T6">Remarks</text:span> : <text:span text:style-name="T7"><text:placeholder text:placeholder-type="text">&lt;lines.short_comment or ''&gt;</text:placeholder></text:span></text:p>
                </table:table-cell>
              </table:table-row>
            </table:table>
            <text:p text:style-name="P3"/>
            <text:p text:style-name="P3"/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row>
                <table:table-cell table:style-name="Tabla6.A1" office:value-type="string">
                  <text:p text:style-name="P39"><text:span text:style-name="T10">Duration</text:span></text:p>
                  <text:p text:style-name="P37"/>
                </table:table-cell>
                <table:table-cell table:style-name="Tabla6.B1" office:value-type="string">
                  <text:p text:style-name="P32"><text:placeholder text:placeholder-type="text">&lt;if test="lines.duration"&gt;</text:placeholder><text:soft-page-break/></text:p>
                  <text:p text:style-name="P33"><text:placeholder text:placeholder-type="text">&lt;lines.duration&gt;</text:placeholder></text:p>
                  <text:p text:style-name="P33"><text:placeholder text:placeholder-type="text">&lt;/if&gt;</text:placeholder></text:p>
                  <text:p text:style-name="P6"><text:s/></text:p>
                  <text:p text:style-name="P7"/>
                </table:table-cell>
                <table:table-cell table:style-name="Tabla6.B1" office:value-type="string">
                  <text:p text:style-name="P9"><text:placeholder text:placeholder-type="text">&lt;if test="lines.duration_period"&gt;</text:placeholder></text:p>
                  <text:p text:style-name="P31"><text:placeholder text:placeholder-type="text">&lt;lines.duration_period&gt;</text:placeholder></text:p>
                  <text:p text:style-name="P9"><text:placeholder text:placeholder-type="text">&lt;/if&gt;</text:placeholder></text:p>
                  <text:p text:style-name="P9"><text:placeholder text:placeholder-type="text">&lt;if test="lines.qty &gt; 1"&gt;</text:placeholder></text:p>
                  <text:p text:style-name="P31">s</text:p>
                  <text:p text:style-name="P9"><text:placeholder text:placeholder-type="text">&lt;/if&gt;</text:placeholder></text:p>
                </table:table-cell>
              </table:table-row>
            </table:table>
            <table:table table:name="Tabla8" table:style-name="Tabla8">
              <table:table-column table:style-name="Tabla8.A" table:number-columns-repeated="2"/>
              <table:table-column table:style-name="Tabla8.C"/>
              <table:table-row>
                <table:table-cell table:style-name="Tabla8.A1" office:value-type="string">
                  <text:p text:style-name="P36"><text:span text:style-name="T10">Directions</text:span></text:p>
                </table:table-cell>
                <table:table-cell table:style-name="Tabla8.A1" office:value-type="string">
                  <text:p text:style-name="P24"><text:span text:style-name="T5"><text:placeholder text:placeholder-type="text">&lt;lines.qty or ''&gt;</text:placeholder></text:span><text:span text:style-name="T5"> </text:span></text:p>
                </table:table-cell>
                <table:table-cell table:style-name="Tabla8.C1" office:value-type="string">
                  <text:p text:style-name="P12"><text:placeholder text:placeholder-type="text">&lt;if test="lines.common_dosage"&gt;</text:placeholder></text:p>
                  <text:p text:style-name="P27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26"><text:placeholder text:placeholder-type="text">&lt;/if&gt;</text:placeholder></text:p>
                </table:table-cell>
              </table:table-row>
            </table:table>
            <text:p text:style-name="P21"/>
            <table:table table:name="Tabla7" table:style-name="Tabla7">
              <table:table-column table:style-name="Tabla7.A" table:number-columns-repeated="3"/>
              <table:table-column table:style-name="Tabla7.D"/>
              <table:table-row>
                <table:table-cell table:style-name="Tabla7.A1" office:value-type="string">
                  <text:p text:style-name="P38"/>
                </table:table-cell>
                <table:table-cell table:style-name="Tabla7.A1" office:value-type="string">
                  <text:p text:style-name="P8"><text:placeholder text:placeholder-type="text">&lt;if test="lines.frequency"&gt;</text:placeholder></text:p>
                  <text:p text:style-name="P23"><text:span text:style-name="T1">Every</text:span><text:span text:style-name="T4"> </text:span><text:span text:style-name="T4"><text:placeholder text:placeholder-type="text">&lt;lines.frequency or ''&gt;</text:placeholder></text:span></text:p>
                  <text:p text:style-name="P6"><text:placeholder text:placeholder-type="text">&lt;/if&gt;</text:placeholder></text:p>
                  <text:p text:style-name="P10"/>
                </table:table-cell>
                <table:table-cell table:style-name="Tabla7.A1" office:value-type="string">
                  <text:p text:style-name="P24"><text:placeholder text:placeholder-type="text">&lt;if test="lines.frequency_unit&lt;&gt;'wr'"&gt;</text:placeholder></text:p>
                  <text:p text:style-name="P18"><text:placeholder text:placeholder-type="text">&lt;lines.frequency_unit&gt;</text:placeholder></text:p>
                  <text:p text:style-name="P12"><text:placeholder text:placeholder-type="text">&lt;/if&gt;</text:placeholder></text:p>
                </table:table-cell>
                <table:table-cell table:style-name="Tabla7.D1" office:value-type="string">
                  <text:p text:style-name="P24"><text:placeholder text:placeholder-type="text">&lt;if test="lines.frequency_unit=='wr'"&gt;</text:placeholder></text:p>
                  <text:p text:style-name="P12">as needed</text:p>
                  <text:p text:style-name="P12"><text:placeholder text:placeholder-type="text">&lt;/if&gt;</text:placeholder></text:p>
                </table:table-cell>
              </table:table-row>
            </table:table>
            <text:p text:style-name="P21"/>
          </table:table-cell>
        </table:table-row>
      </table:table>
      <text:p text:style-name="Standard"><text:placeholder text:placeholder-type="text">&lt;/if&gt;</text:placeholder></text:p>
      <text:p text:style-name="Standard"><text:placeholder text:placeholder-type="text">&lt;/for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Notes</text:p>
            <text:p text:style-name="Table_20_Contents"><text:placeholder text:placeholder-type="text">&lt;prescription.notes or ''&gt;</text:placeholder></text:p>
          </table:table-cell>
          <table:table-cell table:style-name="Tabla3.B1" office:value-type="string">
            <text:p text:style-name="Table_20_Contents">Doctor's Signature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2-09T13:37:50</dc:date>
    <meta:editing-duration>P3DT23H19M29S</meta:editing-duration>
    <meta:editing-cycles>174</meta:editing-cycles>
    <meta:generator>LibreOffice/3.6$Linux_X86_64 LibreOffice_project/360m1$Build-2</meta:generator>
    <meta:document-statistic meta:table-count="8" meta:image-count="0" meta:object-count="0" meta:page-count="2" meta:paragraph-count="85" meta:word-count="201" meta:character-count="2188" meta:non-whitespace-character-count="2060"/>
  </office:meta>
</office:document-meta>
</file>